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Noto Sans" svg:font-family="'Noto Sans'" style:font-family-generic="swiss"/>
    <style:font-face style:name="Noto Sans Mono" svg:font-family="'Noto Sans Mono'" style:font-family-generic="swiss" style:font-pitch="fixed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font-name="Noto Sans Mono" fo:font-size="10pt" style:font-size-asian="10pt" style:font-size-complex="10pt"/>
    </style:style>
    <style:style style:name="P2" style:family="paragraph" style:parent-style-name="Standard">
      <style:paragraph-properties>
        <style:tab-stops>
          <style:tab-stop style:position="3.089cm" style:leader-style="dotted" style:leader-text="."/>
        </style:tab-stops>
      </style:paragraph-properties>
      <style:text-properties style:font-name="Noto Sans Mono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1.295cm"/>
          <style:tab-stop style:position="2.092cm"/>
          <style:tab-stop style:position="3.089cm"/>
          <style:tab-stop style:position="6.899cm"/>
        </style:tab-stops>
      </style:paragraph-properties>
      <style:text-properties style:font-name="Noto Sans Mono" fo:font-size="10pt" style:font-size-asian="10pt" style:font-size-complex="10pt"/>
    </style:style>
    <style:style style:name="P4" style:family="paragraph" style:parent-style-name="Standard">
      <style:paragraph-properties>
        <style:tab-stops>
          <style:tab-stop style:position="1.295cm"/>
          <style:tab-stop style:position="2.092cm"/>
          <style:tab-stop style:position="3.09cm" style:leader-style="dotted" style:leader-text="."/>
          <style:tab-stop style:position="6.9cm" style:leader-style="dotted" style:leader-text="."/>
        </style:tab-stops>
      </style:paragraph-properties>
      <style:text-properties style:font-name="Noto Sans Mono" fo:font-size="10pt" style:font-size-asian="10pt" style:font-size-complex="10pt"/>
    </style:style>
    <style:style style:name="P5" style:family="paragraph" style:parent-style-name="Standard">
      <style:paragraph-properties>
        <style:tab-stops>
          <style:tab-stop style:position="1.295cm"/>
          <style:tab-stop style:position="2.092cm"/>
          <style:tab-stop style:position="3.09cm"/>
          <style:tab-stop style:position="6.9cm" style:leader-style="dotted" style:leader-text="."/>
        </style:tab-stops>
      </style:paragraph-properties>
      <style:text-properties style:font-name="Noto Sans Mono" fo:font-size="10pt" style:font-size-asian="10pt" style:font-size-complex="10pt"/>
    </style:style>
    <style:style style:name="P6" style:family="paragraph" style:parent-style-name="Standard">
      <style:paragraph-properties>
        <style:tab-stops>
          <style:tab-stop style:position="3.089cm" style:leader-style="dotted" style:leader-text="."/>
        </style:tab-stops>
      </style:paragraph-properties>
      <style:text-properties style:font-name="Noto Sans Mono" officeooo:rsid="000f812b" officeooo:paragraph-rsid="000f812b"/>
    </style:style>
    <style:style style:name="P7" style:family="paragraph" style:parent-style-name="Standard">
      <style:paragraph-properties>
        <style:tab-stops>
          <style:tab-stop style:position="3.089cm" style:leader-style="dotted" style:leader-text="."/>
        </style:tab-stops>
      </style:paragraph-properties>
      <style:text-properties style:font-name="Noto Sans Mono" fo:font-size="10pt" officeooo:rsid="000f812b" officeooo:paragraph-rsid="000f812b" style:font-size-asian="10pt" style:font-size-complex="10pt"/>
    </style:style>
    <style:style style:name="T1" style:family="text">
      <style:text-properties officeooo:rsid="000f812b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Url = </text:span><text:a xlink:type="simple" xlink:href="https://api.openweathermap.org/data/2.5/forecast?lat=51.2&amp;lon=6.68&amp;lang=de&amp;units=metric&amp;appid=e9795e0ea062e5a6b848c34b35313cb8" text:style-name="Internet_20_link" text:visited-style-name="Visited_20_Internet_20_Link"><text:span text:style-name="T2">https://api.openweathermap.org/data/2.5/forecast?lat=51.2&amp;lon=6.68&amp;lang=de&amp;units=metric&amp;appid=e9795e0ea062e5a6b848c34b35313cb8</text:span></text:a></text:p>
      <text:p text:style-name="P7"/>
      <text:p text:style-name="P2">cod<text:tab/>"200"</text:p>
      <text:p text:style-name="P2">message<text:tab/>0</text:p>
      <text:p text:style-name="P2">cnt<text:tab/>40</text:p>
      <text:p text:style-name="P1"/>
      <text:p text:style-name="P3">list:</text:p>
      <text:p text:style-name="P4"><text:tab/>0:<text:tab/><text:tab/><text:tab/><text:tab/><text:span text:style-name="T1">0 bis 39 im Abstand von je 3h</text:span></text:p>
      <text:p text:style-name="P4"><text:tab/>dt<text:tab/><text:tab/>1622041200</text:p>
      <text:p text:style-name="P4"><text:tab/>main:<text:tab/></text:p>
      <text:p text:style-name="P4"><text:tab/><text:tab/>temp<text:tab/>286.88</text:p>
      <text:p text:style-name="P4"><text:tab/><text:tab/>feels_like<text:tab/>286.19</text:p>
      <text:p text:style-name="P4"><text:tab/><text:tab/>temp_min<text:tab/>286.18</text:p>
      <text:p text:style-name="P4"><text:tab/><text:tab/>temp_max<text:tab/>286.88</text:p>
      <text:p text:style-name="P4"><text:tab/><text:tab/>pressure<text:tab/>1008</text:p>
      <text:p text:style-name="P4"><text:tab/><text:tab/>sea_level<text:tab/>1008</text:p>
      <text:p text:style-name="P4"><text:tab/><text:tab/>grnd_level<text:tab/>1006</text:p>
      <text:p text:style-name="P4"><text:tab/><text:tab/>humidity<text:tab/>72</text:p>
      <text:p text:style-name="P4"><text:tab/><text:tab/>temp_kf<text:tab/>0.7</text:p>
      <text:p text:style-name="P4"><text:tab/>weather:<text:tab/></text:p>
      <text:p text:style-name="P4"><text:tab/><text:tab/>0</text:p>
      <text:p text:style-name="P5"><text:tab/><text:tab/><text:tab/>id<text:tab/>500</text:p>
      <text:p text:style-name="P5"><text:tab/><text:tab/><text:tab/>main<text:tab/>"Rain"</text:p>
      <text:p text:style-name="P5"><text:tab/><text:tab/><text:tab/>description<text:tab/>"Leichter Regen"</text:p>
      <text:p text:style-name="P5"><text:tab/><text:tab/><text:tab/>icon<text:tab/>"10d"</text:p>
      <text:p text:style-name="P4"><text:tab/>clouds:<text:tab/></text:p>
      <text:p text:style-name="P4"><text:tab/><text:tab/>all<text:tab/><text:tab/>60</text:p>
      <text:p text:style-name="P4"><text:tab/>wind:</text:p>
      <text:p text:style-name="P4"><text:tab/><text:tab/>speed<text:tab/>6.59</text:p>
      <text:p text:style-name="P4"><text:tab/><text:tab/>deg<text:tab/><text:tab/>271</text:p>
      <text:p text:style-name="P4"><text:tab/><text:tab/>gust<text:tab/>9.89</text:p>
      <text:p text:style-name="P4"><text:tab/><text:tab/>visibility<text:tab/>10000</text:p>
      <text:p text:style-name="P4"><text:tab/>pop<text:tab/><text:tab/><text:tab/>1</text:p>
      <text:p text:style-name="P4"><text:tab/>rain:<text:tab/></text:p>
      <text:p text:style-name="P4"><text:tab/><text:tab/>3h<text:tab/><text:tab/>1.69</text:p>
      <text:p text:style-name="P4"><text:tab/>sys<text:tab/>:</text:p>
      <text:p text:style-name="P4"><text:tab/><text:tab/>pod<text:tab/><text:tab/>"d"</text:p>
      <text:p text:style-name="P4"><text:tab/><text:tab/>dt_txt<text:tab/>"2021-05-26 15:00:00"</text:p>
      <text:p text:style-name="P4"/>
      <text:p text:style-name="P4"/>
      <text:p text:style-name="P4">city:</text:p>
      <text:p text:style-name="P4"><text:tab/>id<text:tab/><text:tab/><text:tab/>2864118</text:p>
      <text:p text:style-name="P4"><text:tab/>name<text:tab/><text:tab/>"Neuss"</text:p>
      <text:p text:style-name="P4"><text:tab/>coord<text:tab/></text:p>
      <text:p text:style-name="P4"><text:tab/><text:tab/>lat<text:tab/><text:tab/>51.2</text:p>
      <text:p text:style-name="P4"><text:tab/><text:tab/>lon<text:tab/><text:tab/>6.68</text:p>
      <text:p text:style-name="P4"><text:tab/><text:tab/>country<text:tab/>"DE"</text:p>
      <text:p text:style-name="P4"><text:tab/><text:tab/>population<text:tab/>152457</text:p>
      <text:p text:style-name="P4"><text:soft-page-break/><text:tab/><text:tab/>timezone<text:tab/>7200</text:p>
      <text:p text:style-name="P4"><text:tab/><text:tab/>sunrise<text:tab/>1621999732</text:p>
      <text:p text:style-name="P4"><text:tab/><text:tab/>sunset<text:tab/>162205752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Noto Sans" svg:font-family="'Noto Sans'" style:font-family-generic="swiss"/>
    <style:font-face style:name="Noto Sans Mono" svg:font-family="'Noto Sans Mono'" style:font-family-generic="swiss" style:font-pitch="fixed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ans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ans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ichard Carl</meta:initial-creator>
    <meta:creation-date>2021-05-26T14:38:21.032859842</meta:creation-date>
    <dc:date>2021-05-26T15:17:14.481480881</dc:date>
    <dc:creator>Richard Carl</dc:creator>
    <meta:editing-duration>PT13M18S</meta:editing-duration>
    <meta:editing-cycles>3</meta:editing-cycles>
    <meta:generator>LibreOffice/7.1.3.2$Linux_X86_64 LibreOffice_project/10$Build-2</meta:generator>
    <meta:printed-by>Richard Carl</meta:printed-by>
    <meta:print-date>2021-05-26T15:06:55.796605978</meta:print-date>
    <meta:document-statistic meta:table-count="0" meta:image-count="0" meta:object-count="0" meta:page-count="2" meta:paragraph-count="47" meta:word-count="95" meta:character-count="733" meta:non-whitespace-character-count="591"/>
  </office:meta>
</office:document-meta>
</file>